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48cm" fo:min-width="5.12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cm" fo:min-width="2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8" style:family="graphic" style:parent-style-name="standard" style:list-style-name="L1">
      <style:graphic-properties draw:fill="none" draw:textarea-horizontal-align="left" draw:textarea-vertical-align="top" draw:auto-grow-height="false" fo:min-height="4.45cm" fo:min-width="9.9cm" fo:wrap-option="wrap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5cm" fo:min-width="2.3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191cm" fo:min-width="5.1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size="20pt" style:font-size-asian="18pt" style:font-size-complex="18pt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4.4cm" svg:height="1.8cm" svg:x="3.6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5.629cm" svg:height="1.698cm" draw:transform="skewX (0.736878010192006) rotate (0.0153588974175501) translate (3.072cm 4.18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4cm" svg:height="2.7cm" svg:x="2.1cm" svg:y="6.8cm">
          <text:p text:style-name="P1">a &l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8" draw:id="id8" draw:layer="layout" svg:width="5.6cm" svg:height="1.7cm" svg:x="8.4cm" svg:y="9.5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5.715cm" svg:height="1.578cm" draw:transform="skewX (0.736878010192006) rotate (0.0153588974175501) translate (12.786cm 22.588cm)">
          <text:p text:style-name="P1">Wypisz su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4cm" svg:height="1.8cm" svg:x="15.1cm" svg:y="26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7" draw:id="id7" draw:layer="layout" svg:x1="2.1cm" svg:y1="8.15cm" svg:x2="2.1cm" svg:y2="8.15cm" draw:start-shape="id1" draw:start-glue-point="5" draw:end-shape="id1" draw:end-glue-point="5" svg:d="M2100 8150z" svg:viewBox="0 0 1 1">
          <text:p/>
        </draw:connector>
        <draw:custom-shape draw:style-name="gr7" draw:text-style-name="P3" xml:id="id10" draw:id="id10" draw:layer="layout" svg:width="6.7cm" svg:height="2.1cm" svg:x="2.8cm" svg:y="17.3cm">
          <text:p text:style-name="P1">Suma = suma + a % 10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4.235cm" svg:y1="24.144cm" svg:x2="17.3cm" svg:y2="26.6cm" draw:start-shape="id2" draw:start-glue-point="2" draw:end-shape="id3" draw:end-glue-point="4" svg:d="M14235 24144v1250h3065v1206" svg:viewBox="0 0 3066 2457">
          <text:p/>
        </draw:connector>
        <draw:custom-shape draw:style-name="gr8" draw:text-style-name="P5" draw:layer="layout" svg:width="10.4cm" svg:height="4.7cm" svg:x="9.6cm" svg:y="1.2cm">
          <text:p text:style-name="P4"><text:span text:style-name="T1">Program sumuje cyfry składowe liczby podanej przez użytkownika, które są co najmniej 2-cyfrow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5.7cm" svg:height="3.2cm" svg:x="8.4cm" svg:y="13.3cm">
          <text:p text:style-name="P1">A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xml:id="id6" draw:id="id6" draw:layer="layout" svg:width="5.629cm" svg:height="1.441cm" draw:transform="skewX (0.737052543117205) rotate (0.0153588974175501) translate (2.372cm 12.78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6.7cm" svg:height="2.1cm" svg:x="2.8cm" svg:y="22.1cm">
          <text:p text:style-name="P1">a = int(a/10)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8cm" svg:y1="2.9cm" svg:x2="5.886cm" svg:y2="4.143cm" draw:start-shape="id4" draw:start-glue-point="8" draw:end-shape="id5" draw:end-glue-point="0" svg:d="M5800 2900l86 1243" svg:viewBox="0 0 87 1244">
          <text:p/>
        </draw:connector>
        <draw:connector draw:style-name="gr6" draw:text-style-name="P3" draw:layer="layout" draw:type="line" svg:x1="4.371cm" svg:y1="5.864cm" svg:x2="4.8cm" svg:y2="6.8cm" draw:start-shape="id5" draw:start-glue-point="2" draw:end-shape="id1" draw:end-glue-point="4" svg:d="M4371 5864l429 936" svg:viewBox="0 0 430 937">
          <text:p/>
        </draw:connector>
        <draw:connector draw:style-name="gr11" draw:text-style-name="P3" draw:layer="layout" svg:x1="4.8cm" svg:y1="9.5cm" svg:x2="5.186cm" svg:y2="12.743cm" draw:start-shape="id1" draw:start-glue-point="6" draw:end-shape="id6" svg:d="M4800 9500v1600h386v1643" svg:viewBox="0 0 387 3244">
          <text:p text:style-name="P1">NIE</text:p>
        </draw:connector>
        <draw:connector draw:style-name="gr6" draw:text-style-name="P3" draw:layer="layout" draw:line-skew="0.416cm" svg:x1="1.729cm" svg:y1="13.516cm" svg:x2="2.1cm" svg:y2="8.15cm" draw:start-shape="id6" draw:start-glue-point="3" draw:end-shape="id7" draw:end-glue-point="0" svg:d="M1729 13516h-729v-5366h1100" svg:viewBox="0 0 1101 5367">
          <text:p/>
        </draw:connector>
        <draw:connector draw:style-name="gr11" draw:text-style-name="P3" draw:layer="layout" svg:x1="7.5cm" svg:y1="8.15cm" svg:x2="11.2cm" svg:y2="9.5cm" draw:start-shape="id1" draw:start-glue-point="7" draw:end-shape="id8" svg:d="M7500 8150h3700v1350" svg:viewBox="0 0 3701 1351">
          <text:p text:style-name="P1">TAK</text:p>
        </draw:connector>
        <draw:connector draw:style-name="gr6" draw:text-style-name="P3" draw:layer="layout" svg:x1="11.2cm" svg:y1="11.2cm" svg:x2="11.25cm" svg:y2="13.3cm" draw:start-shape="id8" draw:start-glue-point="2" draw:end-shape="id9" draw:end-glue-point="4" svg:d="M11200 11200v1050h50v1050" svg:viewBox="0 0 51 2101">
          <text:p/>
        </draw:connector>
        <draw:connector draw:style-name="gr11" draw:text-style-name="P3" draw:layer="layout" svg:x1="8.4cm" svg:y1="14.9cm" svg:x2="6.15cm" svg:y2="17.3cm" draw:start-shape="id9" draw:start-glue-point="5" draw:end-shape="id10" draw:end-glue-point="0" svg:d="M8400 14900h-2250v2400" svg:viewBox="0 0 2251 2401">
          <text:p text:style-name="P1">TAK</text:p>
        </draw:connector>
        <draw:connector draw:style-name="gr6" draw:text-style-name="P3" draw:layer="layout" draw:type="line" svg:x1="6.15cm" svg:y1="19.4cm" svg:x2="6.15cm" svg:y2="22.1cm" draw:start-shape="id10" draw:start-glue-point="2" draw:end-shape="id11" draw:end-glue-point="0" svg:d="M6150 19400v2700" svg:viewBox="0 0 1 2701">
          <text:p/>
        </draw:connector>
        <draw:connector draw:style-name="gr11" draw:text-style-name="P3" draw:layer="layout" svg:x1="14.1cm" svg:y1="14.9cm" svg:x2="15.643cm" svg:y2="22.544cm" draw:start-shape="id9" draw:start-glue-point="7" draw:end-shape="id2" draw:end-glue-point="0" svg:d="M14100 14900h1543v7644" svg:viewBox="0 0 1544 7645">
          <text:p text:style-name="P1">NIE</text:p>
        </draw:connector>
        <draw:connector draw:style-name="gr6" draw:text-style-name="P3" draw:layer="layout" svg:x1="9.5cm" svg:y1="23.15cm" svg:x2="11.25cm" svg:y2="16.5cm" draw:start-shape="id11" draw:start-glue-point="1" draw:end-shape="id9" draw:end-glue-point="6" svg:d="M9500 23150h1750v-6650" svg:viewBox="0 0 1751 6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21:01:02.995000000</dc:date>
    <meta:editing-duration>PT17M31S</meta:editing-duration>
    <meta:editing-cycles>4</meta:editing-cycles>
    <meta:generator>LibreOffice/5.4.2.2$Windows_X86_64 LibreOffice_project/22b09f6418e8c2d508a9eaf86b2399209b0990f4</meta:generator>
    <meta:document-statistic meta:object-count="23"/>
  </office:meta>
</office:document-meta>
</file>